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iraCode-Bold" svg:font-family="FiraCode-Bold" style:font-family-generic="roman" style:font-pitch="variable"/>
    <style:font-face style:name="FiraCode-Retina" svg:font-family="FiraCode-Retin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1.129cm" fo:margin-right="0cm" fo:text-indent="-1.129cm" style:auto-text-indent="false"/>
    </style:style>
    <style:style style:name="P2" style:family="paragraph" style:parent-style-name="Standard">
      <style:paragraph-properties fo:margin-left="2.258cm" fo:margin-right="0cm" fo:text-indent="-2.258cm" style:auto-text-indent="false"/>
    </style:style>
    <style:style style:name="P3" style:family="paragraph" style:parent-style-name="Standard">
      <style:paragraph-properties fo:margin-left="3.387cm" fo:margin-right="0cm" fo:text-indent="-3.387cm" style:auto-text-indent="false"/>
    </style:style>
    <style:style style:name="P4" style:family="paragraph" style:parent-style-name="Standard">
      <style:paragraph-properties fo:margin-left="1.129cm" fo:margin-right="0cm" fo:text-indent="-1.129cm" style:auto-text-indent="false"/>
      <style:text-properties fo:color="#c0c5ce" loext:opacity="100%" style:font-name="FiraCode-Retina" fo:font-size="13pt" fo:font-weight="normal" style:font-size-asian="13pt" style:font-weight-asian="normal"/>
    </style:style>
    <style:style style:name="T1" style:family="text">
      <style:text-properties fo:color="#c9538c" loext:opacity="100%" style:font-name="FiraCode-Bold" fo:font-size="13pt" fo:font-weight="bold" style:font-size-asian="13pt" style:font-weight-asian="bold"/>
    </style:style>
    <style:style style:name="T2" style:family="text">
      <style:text-properties fo:color="#c0c5ce" loext:opacity="100%" style:font-name="FiraCode-Retina" fo:font-size="13pt" fo:font-weight="normal" style:font-size-asian="13pt" style:font-weight-asian="normal"/>
    </style:style>
    <style:style style:name="T3" style:family="text">
      <style:text-properties fo:color="#6f93b8" loext:opacity="100%" style:font-name="FiraCode-Retina" fo:font-size="13pt" fo:font-weight="normal" style:font-size-asian="13pt" style:font-weight-asian="normal"/>
    </style:style>
    <style:style style:name="T4" style:family="text">
      <style:text-properties fo:color="#4e9ad1" loext:opacity="100%" style:font-name="FiraCode-Retina" fo:font-size="13pt" fo:font-weight="normal" style:font-size-asian="13pt" style:font-weight-asian="normal"/>
    </style:style>
    <style:style style:name="T5" style:family="text">
      <style:text-properties fo:color="#679c76" loext:opacity="100%" style:font-name="FiraCode-Retina" fo:font-size="13pt" fo:font-weight="normal" style:font-size-asian="13pt" style:font-weight-asian="normal"/>
    </style:style>
    <style:style style:name="T6" style:family="text">
      <style:text-properties fo:color="#73b6d1" loext:opacity="100%" style:font-name="FiraCode-Retina" fo:font-size="13pt" fo:font-weight="normal" style:font-size-asian="13pt" style:font-weight-asian="normal"/>
    </style:style>
    <style:style style:name="T7" style:family="text">
      <style:text-properties fo:color="#d18770" loext:opacity="100%" style:font-name="FiraCode-Retina" fo:font-size="13pt" fo:font-weight="normal" style:font-size-asian="13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hile</text:span><text:span text:style-name="T2"> </text:span><text:span text:style-name="T1">True</text:span><text:span text:style-name="T2">:</text:span><text:span text:style-name="T2"/></text:p>
      <text:p text:style-name="P2"><text:span text:style-name="T2"><text:tab/></text:span><text:span text:style-name="T1">try</text:span><text:span text:style-name="T2">:</text:span><text:span text:style-name="T2"/></text:p>
      <text:p text:style-name="P3"><text:span text:style-name="T2"><text:tab/><text:tab/></text:span><text:span text:style-name="T3">num_cookies</text:span><text:span text:style-name="T2"> = </text:span><text:span text:style-name="T4">int</text:span><text:span text:style-name="T2">(</text:span><text:span text:style-name="T4">input</text:span><text:span text:style-name="T2">(</text:span><text:span text:style-name="T5">"Enter the number of biscuits: "</text:span><text:span text:style-name="T2">))</text:span><text:span text:style-name="T2"/></text:p>
      <text:p text:style-name="P3"><text:span text:style-name="T2"><text:tab/><text:tab/></text:span><text:span text:style-name="T1">break</text:span><text:span text:style-name="T2"/></text:p>
      <text:p text:style-name="P2"><text:span text:style-name="T2"><text:tab/></text:span><text:span text:style-name="T2"/></text:p>
      <text:p text:style-name="P2"><text:span text:style-name="T2"><text:tab/></text:span><text:span text:style-name="T1">except</text:span><text:span text:style-name="T2"> </text:span><text:span text:style-name="T6">ValueError</text:span><text:span text:style-name="T2">:</text:span><text:span text:style-name="T2"/></text:p>
      <text:p text:style-name="P3"><text:span text:style-name="T2"><text:tab/><text:tab/></text:span><text:span text:style-name="T4">print</text:span><text:span text:style-name="T2">(</text:span><text:span text:style-name="T5">"Enter a valid input"</text:span><text:span text:style-name="T2">)</text:span><text:span text:style-name="T2"/></text:p>
      <text:p text:style-name="P3"><text:span text:style-name="T2"><text:tab/><text:tab/></text:span><text:span text:style-name="T2"/></text:p>
      <text:p text:style-name="P1"><text:span text:style-name="T3">dozen_value</text:span><text:span text:style-name="T2"> = </text:span><text:span text:style-name="T4">int</text:span><text:span text:style-name="T2">(</text:span><text:span text:style-name="T3">num_cookies</text:span><text:span text:style-name="T2"> / </text:span><text:span text:style-name="T7">12</text:span><text:span text:style-name="T2">)</text:span><text:span text:style-name="T2"/></text:p>
      <text:p text:style-name="P1"><text:span text:style-name="T3">remainder</text:span><text:span text:style-name="T2"> = </text:span><text:span text:style-name="T4">int</text:span><text:span text:style-name="T2">(</text:span><text:span text:style-name="T3">num_cookies</text:span><text:span text:style-name="T2"> % </text:span><text:span text:style-name="T7">12</text:span><text:span text:style-name="T2">)</text:span><text:span text:style-name="T2"/></text:p>
      <text:p text:style-name="P1"><text:span text:style-name="T3">cost</text:span><text:span text:style-name="T2"> = </text:span><text:span text:style-name="T3">num_cookies</text:span><text:span text:style-name="T2"> * </text:span><text:span text:style-name="T7">1.2</text:span><text:span text:style-name="T2"/></text:p>
      <text:p text:style-name="P4"/>
      <text:p text:style-name="Standard"><text:span text:style-name="T4">print</text:span><text:span text:style-name="T2">(f</text:span><text:span text:style-name="T5">"You have ordered </text:span><text:span text:style-name="T7">{</text:span><text:span text:style-name="T3">num_cookies</text:span><text:span text:style-name="T7">}</text:span><text:span text:style-name="T5"> cookies , that's </text:span><text:span text:style-name="T7">{</text:span><text:span text:style-name="T3">dozen_value</text:span><text:span text:style-name="T7">}</text:span><text:span text:style-name="T5"> dozen and </text:span><text:span text:style-name="T7">{</text:span><text:span text:style-name="T3">remainder</text:span><text:span text:style-name="T7">}</text:span><text:span text:style-name="T5"> cookies. The total cost is $</text:span><text:span text:style-name="T7">{</text:span><text:span text:style-name="T3">cost</text:span><text:span text:style-name="T7">}</text:span><text:span text:style-name="T5">."</text:span><text:span text:style-name="T2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iraCode-Bold" svg:font-family="FiraCode-Bold" style:font-family-generic="roman" style:font-pitch="variable"/>
    <style:font-face style:name="FiraCode-Retina" svg:font-family="FiraCode-Retin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1:01:55.805830384</meta:creation-date>
    <dc:date>2024-03-01T11:02:04.253267065</dc:date>
    <meta:editing-duration>PT9S</meta:editing-duration>
    <meta:editing-cycles>1</meta:editing-cycles>
    <meta:document-statistic meta:table-count="0" meta:image-count="0" meta:object-count="0" meta:page-count="1" meta:paragraph-count="12" meta:word-count="50" meta:character-count="356" meta:non-whitespace-character-count="305"/>
    <meta:generator>LibreOffice/7.5.1.2$MacOSX_AARCH64 LibreOffice_project/fcbaee479e84c6cd81291587d2ee68cba099e129</meta:generator>
  </office:meta>
</office:document-meta>
</file>